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B000001ACF3369FF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Résumé par semaine de nos recherches :</text:p>
      <text:p text:style-name="P2"/>
      <text:p text:style-name="Standard">objectifs, répartition, bilan, remarques</text:p>
      <text:p text:style-name="P3"/>
      <text:p text:style-name="P1">Semaine du 15 février :</text:p>
      <text:p text:style-name="P3"/>
      <text:p text:style-name="P4">--- constitution du groupe : Kevin Banor, Praveena Paramalingam, Quentin France et Théo RENE</text:p>
      <text:p text:style-name="P4">--- concertation sur le choix du sujet : nous avons rapidement pensé à la Théorie de la forêt sombre. </text:p>
      <text:p text:style-name="P4">Nous souhaiterions modéliser l'interaction de civilisations dans un univers régi par les lois décrites dans le roman de Liu Cixin. Notre objectif serait de comprendre comment un tel monde peut évoluer, et vérifier si certaines propriétés comme l'équation de Drake sont vérifiés. </text:p>
      <text:p text:style-name="P4">Nous nous placerons dans des conditions qui correspondent à des paramètres que nous feront varier, afin d'étudier le paradoxe de Fermi. En particulier, nous aimerions, dans des conditions les plus proches possibles de réalité (si tant est que nous pouvons les imaginer), regarder si nous ne recevons effectivement pas de signal extraterrestre. Inversement, nous pourrions estimer par exemple à quelle distance pourrait se situer l'autre civilisation la proche. </text:p>
      <text:p text:style-name="P4">Nous partons donc sur l'idée de modéliser un tel univers grâce à un programme informatique, dans lequel nous pourrions alors faire diverses expériences.</text:p>
      <text:p text:style-name="P4">--- visionnage de vidéos de cours sur la bibliographie en vue de la réalisation de la nôtre</text:p>
      <text:p text:style-name="P4"/>
      <text:p text:style-name="P4"/>
      <text:p text:style-name="P3"/>
      <text:p text:style-name="P1">Semaine du 1er mars :</text:p>
      <text:p text:style-name="P3"/>
      <text:p text:style-name="P4">--- Nous avons commencé à réfléchir à la manière dont nous pourrions coder l'univers que nous imaginons. Nous pensons le modéliser par une grille de cases contenant des valeurs correspondant à un état différent. Nous pensons à des cases vides, des planètes habitées, d'autres seulement habitables. Etant donné que les civilisations doivent chercher à communiquer entre elles, nous devrons aussi travailler sur la transmission de signaux. Ainsi, nous voulons ajouter de nouveaux types de cases : celles qui contiennent l'information « un signal passe par cette case à cet instant » et <text:s/>ainsi modéliser les ondes envoyées dans certaines directions. Nous ajouterions aussi des cases « obstacles » correspondant à des corps célestes bloquant la transmission d'ondes, et complexifiant la communication. Les signaux devraient pouvoir se déplacer dans toutes les directions possibles, c'est pourquoi nous envisageons d'utiliser la distance de Tchebychev ou de Manhattan afin de déterminer à chaque instant où ils se trouvent.</text:p>
      <text:p text:style-name="P4"/>
      <text:p text:style-name="P4"><draw:frame draw:style-name="fr1" draw:name="images1" text:anchor-type="paragraph" svg:width="10.742cm" svg:height="3.651cm" draw:z-index="0"><draw:image xlink:href="Pictures/20000007000052B000001ACF3369FF40.svm" xlink:type="simple" xlink:show="embed" xlink:actuate="onLoad"/></draw:frame></text:p>
      <text:p text:style-name="P4">[images comme celle-ci ? Si oui lien en biblio?]</text:p>
      <text:p text:style-name="P4">Les paramètres que nous souhaitons ajouter sont :</text:p>
      <text:p text:style-name="P4">--- le nombre d'objets célestes, de planètes habitables, habitées (qui seront dispersées aléatoirement sur la carte)</text:p>
      <text:p text:style-name="P4"><text:soft-page-break/>--- la taille du monde</text:p>
      <text:p text:style-name="P4">Nous partons du principe simpliste que les les civilisations ont une valeur binaire qui leur est associée, correspondant à leur caractère : agressive ou pacifique. Lorsqu'une pacifique reçoit un signal d'une pacifique, elles s'ignorent. Lorsqu'une pacifique et une agressive se rencontrent, l'agressive « gagne » et la pacifique disparaît. Enfin si deux agressives se rencontrent l'issue du duel est aléatoire avec une probabilité de ½ pour chacune de l'emporter. C'est pourquoi nous générons le paramètre suivant :</text:p>
      <text:p text:style-name="P4">--- caractère de civilisation (aléatoire pour chacune)</text:p>
      <text:p text:style-name="P4"/>
      <text:p text:style-name="P4">[début de code ? Même si ça n'a pas abouti] <text:s/></text:p>
      <text:p text:style-name="P4"/>
      <text:p text:style-name="P4">Objectifs : finir de coder ce modèle, puis le complexifier</text:p>
      <text:p text:style-name="P3"/>
      <text:p text:style-name="P1">Semaine du 8 mars :</text:p>
      <text:p text:style-name="P3"/>
      <text:p text:style-name="P4">--- création du github de notre projet, sur lequel nous partagerons nos avancements</text:p>
      <text:p text:style-name="P4">--- Nous complexifions le modèle en implémentant le niveau technologique comme étant la capacité de chaque civilisation à émettre des signaux (générée aléatoirement pour chacune). Nous pouvons définir qu'en cas de contact entre deux civilisations agressives, la plus développée prendra le dessus sur l'autre.</text:p>
      <text:p text:style-name="P4">--- Recherches bibliographiques : nous trouvons des mots-clefs [les détailler?] qui nous serviront de point de départ pour trouver des documents intéressants en rapport avec notre sujet.</text:p>
      <text:p text:style-name="P4">[code]</text:p>
      <text:p text:style-name="P4"/>
      <text:p text:style-name="P3"/>
      <text:p text:style-name="P3">Semaine du 15 mars :</text:p>
      <text:p text:style-name="P3"/>
      <text:p text:style-name="P4">--- Avancement du carnet de bord </text:p>
      <text:p text:style-name="P4">--- Problématique plus précise : nous proposons de s'intéresser à la question suivante : « Vaut-il mieux rester invisible aux yeux de potentielles autres civilisations pour faire perdurer la nôtre ? »</text:p>
      <text:p text:style-name="P4">graphiquement</text:p>
      <text:p text:style-name="P4">Objectif : nous devrons aussi représenter graphiquement nos résultats, en fixant différents paramètres.</text:p>
      <text:p text:style-name="P4">[code]</text:p>
      <text:p text:style-name="P3"/>
      <text:p text:style-name="P3">Semaine du 22 mars :</text:p>
      <text:p text:style-name="P3"/>
      <text:p text:style-name="P4">--- Nous terminons notre carnet de bord [qui contient...]</text:p>
      <text:p text:style-name="P4">---- </text:p>
      <text:p text:style-name="P4">[code]</text:p>
      <text:p text:style-name="P4"/>
      <text:p text:style-name="P3"/>
      <text:p text:style-name="P3">Semaine du 29 mars :</text:p>
      <text:p text:style-name="P3">cf carnet github</text:p>
      <text:p text:style-name="P3"/>
      <text:p text:style-name="P4">--- Finalement, nous nous rendons compte en codant qu'il existe des solutions plus simples que de représenter l'avancement des signaux au fil du temps, case par case. Nous allons implémenter deux nouvelles caractérisations des civilisations :</text:p>
      <text:p text:style-name="P4">----- le niveau d'émission : la puissance du signal émis (de 0 à un nombre maximum que nous fixerons)</text:p>
      <text:p text:style-name="P4">----- le niveau de réception : la puissance minimale nécessaire du signal reçu pour qu'il soit capté par la civilisation </text:p>
      <text:p text:style-name="P4"><text:soft-page-break/>---Nous pouvons donc supprimer les cases obstacles et signaux. Par ailleurs, nous modéliserons les difficultés de transmission liées à l'environnement par des milieux de caractéristiques différentes. </text:p>
      <text:p text:style-name="P3"/>
      <text:p text:style-name="P3">Semaine du 5 avril :</text:p>
      <text:p text:style-name="P3"/>
      <text:p text:style-name="P4">[code]</text:p>
      <text:p text:style-name="P3"/>
      <text:p text:style-name="P3">Semaine du 12 avril :</text:p>
      <text:p text:style-name="P3">aujd</text:p>
      <text:p text:style-name="P3"/>
      <text:p text:style-name="P4"/>
      <text:p text:style-name="P3"/>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RENE</meta:initial-creator>
    <meta:creation-date>2021-04-15T09:06:28.26</meta:creation-date>
    <dc:date>2021-04-15T11:41:17.21</dc:date>
    <dc:creator>Théo RENE</dc:creator>
    <meta:editing-duration>PT2H34M47S</meta:editing-duration>
    <meta:editing-cycles>14</meta:editing-cycles>
    <meta:generator>OpenOffice/4.1.7$Win32 OpenOffice.org_project/417m1$Build-9800</meta:generator>
    <meta:document-statistic meta:table-count="0" meta:image-count="1" meta:object-count="0" meta:page-count="3" meta:paragraph-count="44" meta:word-count="786" meta:character-count="5040"/>
  </office:meta>
</office:document-meta>
</file>